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40pt" style:font-size-asian="40pt" style:font-size-complex="40pt"/>
    </style:style>
    <style:style style:name="P2" style:family="paragraph" style:parent-style-name="Standard">
      <style:paragraph-properties fo:text-align="start" style:justify-single-word="false"/>
      <style:text-properties fo:font-size="28pt" style:font-size-asian="28pt" style:font-size-complex="28pt"/>
    </style:style>
    <style:style style:name="P3" style:family="paragraph" style:parent-style-name="Standard">
      <style:paragraph-properties fo:text-align="start" style:justify-single-word="false"/>
      <style:text-properties style:font-name="Trebuchet MS" fo:font-size="28pt" style:font-size-asian="28pt" style:font-size-complex="2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orld War 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3"><text:soft-page-break/>Matt: <text:s/>Ok, so I'll give Anons a moment to prepare, all we ask is they provide a codename to go along with their question or statement of bellowed interest!</text:p>
      <text:p text:style-name="P3"/>
      <text:p text:style-name="P3">DoomsRUs: <text:s/>We say aggression is in our nature. <text:s/>What's in yours concerning that?</text:p>
      <text:p text:style-name="P3"/>
      <text:p text:style-name="P3">Shenzan: <text:s/>We promote aggression in our way, know we see yours as MOSTLY right, but you are misled by yourselves we see, most unfortunate!</text:p>
      <text:p text:style-name="P3"/>
      <text:p text:style-name="P3">Bolumeh: We say aggression was our pact when we deduced in you, young lady, for you fortunately call yourself the righteous and are that, so we instigate!</text:p>
      <text:p text:style-name="P3"><text:soft-page-break/></text:p>
      <text:p text:style-name="P3">Conquest: We say aggression was our pact the minute we saw you.</text:p>
      <text:p text:style-name="P3"/>
      <text:p text:style-name="P3">Shenzan: <text:s/>Oh, you declare that upon us? <text:s/>We see your miscrient way, know it appropriate but you will get your just desserts over it, ahem!</text:p>
      <text:p text:style-name="P3"/>
      <text:p text:style-name="P3">Doctrine: <text:s/>We suggest implants be used to better convey dark meanings, so that people don't get that wrong anymore. <text:s/>Do you argue that?</text:p>
      <text:p text:style-name="P3"/>
      <text:p text:style-name="P3">Shenzan: <text:s/>Cut not the flesh in that way, dear one, you will be punished by Him in the hereafter and will know to be lost in some way by that cutting, do know it of practices inbound as well.</text:p>
      <text:p text:style-name="P3"/>
      <text:p text:style-name="P3"><text:soft-page-break/>Loran: Wanna know more about penises. <text:s/>Do you got one?</text:p>
      <text:p text:style-name="P3"/>
      <text:p text:style-name="P3">Shenzan: We laugh at this! <text:s/>Do know your trollish ways go a long way with us, dear one, we see you well! <text:s/>Do know we promote a bit of malarky of our own for it, however.</text:p>
      <text:p text:style-name="P3"/>
      <text:p text:style-name="P3">Bolumeh: <text:s/>We stand on guard for those children and will not see excrutiating punishment made.</text:p>
      <text:p text:style-name="P3"/>
      <text:p text:style-name="P3">Shenzan: <text:s/>We see to it, to be at peace with Bolumeh!</text:p>
      <text:p text:style-name="P3"/>
      <text:p text:style-name="P3">Koran: <text:s/>I tell it like it is, Darkness holds no sway with me, I can fight too you know, en garde!</text:p>
      <text:p text:style-name="P3"/>
      <text:p text:style-name="P3"><text:soft-page-break/>Karna Djinn: <text:s/>Well now, that is fun isn't it? <text:s/>Know I know a form of combat that you would lose in, by doubling the pain of not knowing anything!</text:p>
      <text:p text:style-name="P3"/>
      <text:p text:style-name="P3">Matt: <text:s/>And if only Allah SWT could promote that fight! <text:s/>I would see it! <text:s/>But alas, onto the next!</text:p>
      <text:p text:style-name="P3"/>
      <text:p text:style-name="P3">Baka: I declare eminence over darkness. <text:s/>You come to me, I know it plain, I see you for what you are.</text:p>
      <text:p text:style-name="P3"/>
      <text:p text:style-name="P3">Shenzan: <text:s/>You do see me, dear one, know I fight back with lecherous repose, amen!</text:p>
      <text:p text:style-name="P3"/>
      <text:p text:style-name="P3">AnonKitty: <text:s/>We have wording more, but this is getting excessive, I'll cut it off there. </text:p>
      <text:p text:style-name="P3"><text:soft-page-break/></text:p>
      <text:p text:style-name="P3">Matt: <text:s/>Very well, if no final bellow is made I'll call the document. <text:s/>I see that none do, let it be a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15T16:51:35</meta:creation-date>
    <meta:document-statistic meta:table-count="0" meta:image-count="0" meta:object-count="0" meta:page-count="6" meta:paragraph-count="20" meta:word-count="409" meta:character-count="2145"/>
    <dc:date>2022-09-15T17:15:30.95</dc:date>
    <meta:editing-duration>PT8M44S</meta:editing-duration>
    <meta:editing-cycles>1</meta:editing-cycles>
    <meta:generator>OpenOffice/4.1.8$Win32 OpenOffice.org_project/418m3$Build-9803</meta:generator>
  </office:meta>
</office:document-meta>
</file>